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nux Biolinum G"/>
    </style:style>
    <style:style style:name="P2" style:family="paragraph" style:parent-style-name="Text_20_body">
      <style:text-properties style:font-name="Linux Biolinum G" fo:font-weight="bold" style:font-weight-asian="bold" style:font-weight-complex="bold"/>
    </style:style>
    <style:style style:name="P3" style:family="paragraph" style:parent-style-name="Text_20_body">
      <style:text-properties officeooo:paragraph-rsid="001a44a3"/>
    </style:style>
    <style:style style:name="P4" style:family="paragraph" style:parent-style-name="Text_20_body">
      <loext:graphic-properties draw:fill="none"/>
      <style:paragraph-properties fo:margin-left="2.4366in" fo:margin-right="0in" fo:margin-top="0in" fo:margin-bottom="0.0972in" loext:contextual-spacing="false" fo:line-height="115%" fo:text-indent="0in" style:auto-text-indent="false" fo:background-color="transparent"/>
      <style:text-properties style:font-name="Linux Biolinum G"/>
    </style:style>
    <style:style style:name="P5" style:family="paragraph" style:parent-style-name="Text_20_body" style:master-page-name="">
      <loext:graphic-properties draw:fill="none"/>
      <style:paragraph-properties fo:margin-left="2.4366in" fo:margin-right="0in" fo:margin-top="0in" fo:margin-bottom="0.0972in" loext:contextual-spacing="false" fo:line-height="115%" fo:text-indent="0in" style:auto-text-indent="false" style:page-number="auto" fo:background-color="transparent">
        <style:tab-stops/>
      </style:paragraph-properties>
      <style:text-properties style:font-name="Linux Biolinum G"/>
    </style:style>
    <style:style style:name="P6" style:family="paragraph" style:parent-style-name="Text_20_body" style:master-page-name="">
      <loext:graphic-properties draw:fill="none"/>
      <style:paragraph-properties fo:margin-left="2.4366in" fo:margin-right="0in" fo:margin-top="0in" fo:margin-bottom="0.0972in" loext:contextual-spacing="false" fo:line-height="115%" fo:text-indent="-1.1252in" style:auto-text-indent="false" style:page-number="auto" fo:background-color="transparent"/>
      <style:text-properties style:font-name="Linux Biolinum G"/>
    </style:style>
    <style:style style:name="P7" style:family="paragraph" style:parent-style-name="Text_20_body" style:master-page-name="">
      <loext:graphic-properties draw:fill="none"/>
      <style:paragraph-properties fo:margin-left="1.9366in" fo:margin-right="0in" fo:margin-top="0in" fo:margin-bottom="0.0972in" loext:contextual-spacing="false" fo:line-height="115%" fo:text-indent="0in" style:auto-text-indent="false" style:page-number="auto" fo:background-color="transparent"/>
      <style:text-properties style:font-name="Linux Biolinum G"/>
    </style:style>
    <style:style style:name="P8" style:family="paragraph" style:parent-style-name="LiveProject-details">
      <style:text-properties officeooo:rsid="001a9701" officeooo:paragraph-rsid="001a9701"/>
    </style:style>
    <style:style style:name="P9" style:family="paragraph" style:parent-style-name="LiveProject-details">
      <style:text-properties officeooo:rsid="001b4c3e" officeooo:paragraph-rsid="001b4c3e"/>
    </style:style>
    <style:style style:name="P10" style:family="paragraph" style:parent-style-name="LiveProject-details">
      <style:text-properties officeooo:rsid="001b8e7f" officeooo:paragraph-rsid="001b8e7f"/>
    </style:style>
    <style:style style:name="P11" style:family="paragraph" style:parent-style-name="LiveProject-details">
      <style:text-properties officeooo:rsid="001d15f2" officeooo:paragraph-rsid="001d15f2"/>
    </style:style>
    <style:style style:name="P12" style:family="paragraph" style:parent-style-name="LiveProject-number">
      <style:text-properties officeooo:rsid="001a9701" officeooo:paragraph-rsid="001a9701"/>
    </style:style>
    <style:style style:name="P13" style:family="paragraph" style:parent-style-name="LiveProject-number">
      <style:text-properties officeooo:rsid="001b4c3e" officeooo:paragraph-rsid="001b4c3e"/>
    </style:style>
    <style:style style:name="P14" style:family="paragraph" style:parent-style-name="LiveProject-number">
      <style:text-properties officeooo:rsid="001b8756" officeooo:paragraph-rsid="001b8756"/>
    </style:style>
    <style:style style:name="P15" style:family="paragraph" style:parent-style-name="LiveProject-number">
      <style:text-properties officeooo:rsid="001b8e7f" officeooo:paragraph-rsid="001b8e7f"/>
    </style:style>
    <style:style style:name="P16" style:family="paragraph" style:parent-style-name="LiveProject-number">
      <style:text-properties officeooo:rsid="001d15f2" officeooo:paragraph-rsid="001d15f2"/>
    </style:style>
    <style:style style:name="T1" style:family="text">
      <style:text-properties officeooo:rsid="001a44a3"/>
    </style:style>
    <style:style style:name="T2" style:family="text">
      <style:text-properties fo:font-weight="bold" officeooo:rsid="001a44a3" style:font-weight-asian="bold" style:font-weight-complex="bold"/>
    </style:style>
    <style:style style:name="T3" style:family="text">
      <style:text-properties style:font-name="Linux Biolinum G" officeooo:rsid="001a97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Aja</text:span><text:span text:style-name="T1"><text:tab/></text:span>This is not to be turned in to me but rather done for your own benefit to ease your workload going into job placement. Take stock of all the aspects of this project you've worked on, look through the changesets and make sure you've made note of everything you've done during this Live Project so you can add it to your resume which you will be working on with Aaron in the Job Placement course.</text:p>
      <text:p text:style-name="P4"/>
      <text:p text:style-name="P4">Now that you are heading into the Job Placement Course you should have a clean portfolio repository up on your Github and your portfolio site should be in good shape as you will be sending hiring managers that way. You can always keep modifying and updating your portfolio site but make sure that it is currently presentable and update it with your live project experience. </text:p>
      <text:p text:style-name="P1"/>
      <text:p text:style-name="P5">For example you can take screenshots of your work both snippets of the code and how it displays on the browser. (because this is a website for a client you can't throw all the source code up on GitHub but you do have permission to throw up code snippets that you worked on.</text:p>
      <text:p text:style-name="P3"><text:a xlink:type="simple" xlink:href="file:///d:/Coding/_Portfolio/liveproject%20assets/" text:style-name="Internet_20_link" text:visited-style-name="Visited_20_Internet_20_Link"><text:span text:style-name="T3">LiveProject Assets</text:span></text:a></text:p>
      <text:p text:style-name="P2">Changesets</text:p>
      <text:p text:style-name="LiveProject-number">1818 </text:p>
      <text:p text:style-name="P7">ensure that the _Details partial being called on the Create page of the Campaigns displays the discount as opposed to NaN</text:p>
      <text:p text:style-name="LiveProject-number">1835</text:p>
      <text:p text:style-name="LiveProject-details">on the BuyerDetails page for a Campaign product do not display the last name of the users who have reviewed the product</text:p>
      <text:p text:style-name="LiveProject-number">1857</text:p>
      <text:p text:style-name="LiveProject-details">on the SellerIndex page of the Campaigns, display the number of reviews associated with the campaign next to the Campaign Name even if that number is 0 <text:s/></text:p>
      <text:p text:style-name="LiveProject-number">1866</text:p>
      <text:p text:style-name="LiveProject-details">on the Create page of the Reviews make sure the images of the product appear in front of and inline with the Campaign Name</text:p>
      <text:p text:style-name="LiveProject-number"/>
      <text:p text:style-name="LiveProject-number"><text:soft-page-break/>1867</text:p>
      <text:p text:style-name="LiveProject-details">when a user has selected a campaign to review from the dropdown on the Create page for Reviews display the image for the campaign product to the right of the input field</text:p>
      <text:p text:style-name="P12">1871</text:p>
      <text:p text:style-name="P8">on the _Details partial, ensure the percentage off is displayed on the panels of the Campaign Index page</text:p>
      <text:p text:style-name="P12">1884</text:p>
      <text:p text:style-name="P8">remove "Promotions" as a link from the Buyer and Seller Dashboard</text:p>
      <text:p text:style-name="P13">1886</text:p>
      <text:p text:style-name="P9">add a link to the BuyerDahsboard called "Wishlist" that directs the user to the Index page of the Wishlist <text:tab/></text:p>
      <text:p text:style-name="P13">1883</text:p>
      <text:p text:style-name="P9">on the _Details partial display the percent as a whole number, do not display decimals for the percent off </text:p>
      <text:p text:style-name="P13">1872</text:p>
      <text:p text:style-name="P9">on the Edit page of the Campaigns ensure that when a user edits the values in the input fields the _Details partial view values are updated using knockout js</text:p>
      <text:p text:style-name="P14">1886</text:p>
      <text:p text:style-name="LiveProject-details">add a link to the BuyerDahsboard called "Wishlist" that directs the user to the Index page of the Wishlist </text:p>
      <text:p text:style-name="P15">1889</text:p>
      <text:p text:style-name="P10">style the "Export Emails to CSV" link as a button on the Index page for the Admin and Referrals controllers</text:p>
      <text:p text:style-name="P16">1888</text:p>
      <text:p text:style-name="P11">on the Edit page for the Campaigns <text:s/>controller display the _Details partial to the right of the input fiel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veProject-details" style:family="paragraph" style:parent-style-name="Text_20_body" style:next-style-name="LiveProject-number">
      <loext:graphic-properties draw:fill="none" draw:fill-color="#729fcf"/>
      <style:paragraph-properties fo:margin-left="1.9366in" fo:margin-right="0in" fo:margin-top="0in" fo:margin-bottom="0.0972in" loext:contextual-spacing="false" fo:line-height="115%" fo:text-indent="0in" style:auto-text-indent="false" fo:background-color="transparent"/>
      <style:text-properties style:font-name="Linux Biolinum G" fo:font-family="'Linux Biolinum G'" style:font-pitch="variable"/>
    </style:style>
    <style:style style:name="LiveProject-number" style:family="paragraph" style:parent-style-name="Text_20_body" style:next-style-name="LiveProject-details">
      <loext:graphic-properties draw:fill="none" draw:fill-color="#729fcf"/>
      <style:paragraph-properties fo:margin-left="1.9366in" fo:margin-right="0in" fo:margin-top="0in" fo:margin-bottom="0.0972in" loext:contextual-spacing="false" fo:line-height="115%" fo:text-indent="-0.3118in" style:auto-text-indent="false" fo:background-color="transparent"/>
      <style:text-properties style:font-name="Linux Biolinum G" fo:font-family="'Linux Biolinum G'" style:font-pitch="variable"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5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30T15:00:15.754000000</meta:creation-date>
    <dc:date>2018-07-06T18:32:35.779000000</dc:date>
    <meta:editing-duration>P1DT6H43S</meta:editing-duration>
    <meta:editing-cycles>5</meta:editing-cycles>
    <meta:generator>LibreOffice/6.0.1.1$Windows_X86_64 LibreOffice_project/60bfb1526849283ce2491346ed2aa51c465abfe6</meta:generator>
    <meta:document-statistic meta:table-count="0" meta:image-count="0" meta:object-count="0" meta:page-count="2" meta:paragraph-count="31" meta:word-count="490" meta:character-count="2673" meta:non-whitespace-character-count="2205"/>
  </office:meta>
</office:document-meta>
</file>